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VectorsWriter.TermVectorsWriter( Directory directory , String segment , FieldInfos fieldInf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rmVectorsWriter.addRawDocuments( TermVectorsReader reader , int [ ] tvdLengths , int [ ] tvfLengths , int numDo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rmVectorsWriter.clos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ermVectorsWriter.addAllDocVectors( TermFreqVector [ ] vector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0">
            <text:p text:style-name="Table_20_Contents">30</text:p>
          </table:table-cell>
          <table:table-cell office:value-type="float" office:value="84">
            <text:p text:style-name="Table_20_Contents">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